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objectwithoutfill">
      <style:graphic-properties draw:marker-end="Arrow" draw:marker-end-width="0.1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1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7cm" fo:min-width="0cm"/>
    </style:style>
    <style:style style:name="gr9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0.5cm" svg:height="1.5cm" svg:x="4cm" svg:y="1.7cm">
          <text:p/>
        </draw:rect>
        <draw:rect draw:style-name="gr1" draw:text-style-name="P1" draw:layer="layout" svg:width="0.323cm" svg:height="1.5cm" svg:x="4.177cm" svg:y="1.7cm">
          <text:p/>
        </draw:rect>
        <draw:line draw:style-name="gr2" draw:text-style-name="P1" draw:layer="layout" svg:x1="4cm" svg:y1="2cm" svg:x2="4.5cm" svg:y2="2cm">
          <text:p/>
        </draw:line>
        <draw:line draw:style-name="gr2" draw:text-style-name="P1" draw:layer="layout" svg:x1="4cm" svg:y1="2.3cm" svg:x2="4.5cm" svg:y2="2.3cm">
          <text:p/>
        </draw:line>
        <draw:line draw:style-name="gr2" draw:text-style-name="P1" draw:layer="layout" svg:x1="4cm" svg:y1="2.6cm" svg:x2="4.5cm" svg:y2="2.6cm">
          <text:p/>
        </draw:line>
        <draw:line draw:style-name="gr2" draw:text-style-name="P1" draw:layer="layout" svg:x1="4cm" svg:y1="2.9cm" svg:x2="4.5cm" svg:y2="2.9cm">
          <text:p/>
        </draw:line>
        <draw:frame draw:style-name="gr3" draw:text-style-name="P2" draw:layer="layout" svg:width="0.909cm" svg:height="0.493cm" svg:x="3.2cm" svg:y="2.8cm">
          <draw:text-box>
            <text:p><text:span text:style-name="T1">№ </text:span><text:span text:style-name="T1">0</text:span></text:p>
          </draw:text-box>
        </draw:frame>
        <draw:frame draw:style-name="gr3" draw:text-style-name="P2" draw:layer="layout" svg:width="0.909cm" svg:height="0.493cm" svg:x="3.2cm" svg:y="2.501cm">
          <draw:text-box>
            <text:p><text:span text:style-name="T1">№ </text:span><text:span text:style-name="T1">1</text:span></text:p>
          </draw:text-box>
        </draw:frame>
        <draw:frame draw:style-name="gr3" draw:text-style-name="P2" draw:layer="layout" svg:width="0.909cm" svg:height="0.493cm" svg:x="3.2cm" svg:y="2.202cm">
          <draw:text-box>
            <text:p><text:span text:style-name="T1">№ </text:span><text:span text:style-name="T1">2</text:span></text:p>
          </draw:text-box>
        </draw:frame>
        <draw:frame draw:style-name="gr3" draw:text-style-name="P2" draw:layer="layout" svg:width="0.798cm" svg:height="0.493cm" svg:x="3.2cm" svg:y="1.703cm">
          <draw:text-box>
            <text:p><text:span text:style-name="T1">. . .</text:span></text:p>
          </draw:text-box>
        </draw:frame>
        <draw:rect draw:style-name="gr1" draw:text-style-name="P1" draw:layer="layout" svg:width="0.5cm" svg:height="1.5cm" svg:x="4.8cm" svg:y="1.7cm">
          <text:p/>
        </draw:rect>
        <draw:rect draw:style-name="gr1" draw:text-style-name="P1" draw:layer="layout" svg:width="0.323cm" svg:height="1.5cm" svg:x="4.977cm" svg:y="1.7cm">
          <text:p/>
        </draw:rect>
        <draw:line draw:style-name="gr2" draw:text-style-name="P1" draw:layer="layout" svg:x1="4.8cm" svg:y1="2cm" svg:x2="5.3cm" svg:y2="2cm">
          <text:p/>
        </draw:line>
        <draw:line draw:style-name="gr2" draw:text-style-name="P1" draw:layer="layout" svg:x1="4.8cm" svg:y1="2.3cm" svg:x2="5.3cm" svg:y2="2.3cm">
          <text:p/>
        </draw:line>
        <draw:line draw:style-name="gr2" draw:text-style-name="P1" draw:layer="layout" svg:x1="4.8cm" svg:y1="2.6cm" svg:x2="5.3cm" svg:y2="2.6cm">
          <text:p/>
        </draw:line>
        <draw:line draw:style-name="gr2" draw:text-style-name="P1" draw:layer="layout" svg:x1="4.8cm" svg:y1="2.9cm" svg:x2="5.3cm" svg:y2="2.9cm">
          <text:p/>
        </draw:line>
        <draw:frame draw:style-name="gr3" draw:text-style-name="P3" draw:layer="layout" svg:width="1.175cm" svg:height="0.735cm" svg:x="3.701cm" svg:y="3.101cm">
          <draw:text-box>
            <text:p text:style-name="P1"><text:span text:style-name="T1">секция</text:span><text:span text:style-name="T1"><text:line-break/></text:span><text:span text:style-name="T1">№ 1</text:span></text:p>
          </draw:text-box>
        </draw:frame>
        <draw:frame draw:style-name="gr3" draw:text-style-name="P3" draw:layer="layout" svg:width="1.175cm" svg:height="0.735cm" svg:x="4.502cm" svg:y="3.102cm">
          <draw:text-box>
            <text:p text:style-name="P1"><text:span text:style-name="T1">секция</text:span><text:span text:style-name="T1"><text:line-break/></text:span><text:span text:style-name="T1">№ 2</text:span></text:p>
          </draw:text-box>
        </draw:frame>
        <draw:frame draw:style-name="gr3" draw:text-style-name="P2" draw:layer="layout" svg:width="0.798cm" svg:height="0.493cm" svg:x="7.702cm" svg:y="2.5cm">
          <draw:text-box>
            <text:p><text:span text:style-name="T1">. . .</text:span></text:p>
          </draw:text-box>
        </draw:frame>
        <draw:frame draw:style-name="gr3" draw:text-style-name="P2" draw:layer="layout" svg:width="0.908cm" svg:height="0.493cm" svg:x="3.301cm" svg:y="1.203cm">
          <draw:text-box>
            <text:p><text:span text:style-name="T1">теги</text:span></text:p>
          </draw:text-box>
        </draw:frame>
        <draw:frame draw:style-name="gr3" draw:text-style-name="P2" draw:layer="layout" svg:width="1.412cm" svg:height="0.493cm" svg:x="4.201cm" svg:y="1.204cm">
          <draw:text-box>
            <text:p><text:span text:style-name="T1">значения</text:span></text:p>
          </draw:text-box>
        </draw:frame>
        <draw:line draw:style-name="gr2" draw:text-style-name="P1" draw:layer="layout" svg:x1="3.888cm" svg:y1="1.537cm" svg:x2="4.066cm" svg:y2="1.901cm">
          <text:p/>
        </draw:line>
        <draw:line draw:style-name="gr2" draw:text-style-name="P1" draw:layer="layout" svg:x1="3.826cm" svg:y1="1.537cm" svg:x2="4.109cm" svg:y2="2.202cm">
          <text:p/>
        </draw:line>
        <draw:line draw:style-name="gr2" draw:text-style-name="P1" draw:layer="layout" svg:x1="3.944cm" svg:y1="1.537cm" svg:x2="4.881cm" svg:y2="1.777cm">
          <text:p/>
        </draw:line>
        <draw:line draw:style-name="gr2" draw:text-style-name="P1" draw:layer="layout" svg:x1="4.563cm" svg:y1="1.537cm" svg:x2="4.33cm" svg:y2="1.862cm">
          <text:p/>
        </draw:line>
        <draw:line draw:style-name="gr2" draw:text-style-name="P1" draw:layer="layout" svg:x1="4.733cm" svg:y1="1.538cm" svg:x2="4.4cm" svg:y2="2.134cm">
          <text:p/>
        </draw:line>
        <draw:line draw:style-name="gr2" draw:text-style-name="P1" draw:layer="layout" svg:x1="5.028cm" svg:y1="1.537cm" svg:x2="5.133cm" svg:y2="1.878cm">
          <text:p/>
        </draw:line>
        <draw:rect draw:style-name="gr4" draw:text-style-name="P4" draw:layer="layout" svg:width="1.5cm" svg:height="0.5cm" svg:x="1.399cm" svg:y="1.498cm">
          <text:p text:style-name="P1"><text:span text:style-name="T2">адрес</text:span></text:p>
        </draw:rect>
        <draw:custom-shape draw:style-name="gr5" draw:text-style-name="P1" draw:layer="layout" svg:width="0.165cm" svg:height="0.867cm" draw:transform="rotate (-1.57079632679579) translate (2.746cm 2.00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1.184cm" svg:height="0.493cm" svg:x="1.733cm" svg:y="2.042cm">
          <draw:text-box>
            <text:p><text:span text:style-name="T1">индекс</text:span></text:p>
          </draw:text-box>
        </draw:frame>
        <draw:path draw:style-name="gr6" draw:text-style-name="P1" draw:layer="layout" svg:width="0.303cm" svg:height="1.105cm" draw:transform="rotate (-1.5707963267946) translate (3.30599999999956cm 2.43999999999836cm)" svg:viewBox="0 0 304 1106" svg:d="m0-5506c364-19 299-1106 299-1106">
          <text:p/>
        </draw:path>
        <draw:line draw:style-name="gr7" draw:text-style-name="P1" draw:layer="layout" svg:x1="3.9cm" svg:y1="2.76cm" svg:x2="6.4cm" svg:y2="2.76cm">
          <text:p/>
        </draw:line>
        <draw:rect draw:style-name="gr1" draw:text-style-name="P1" draw:layer="layout" svg:width="0.5cm" svg:height="0.26cm" svg:x="6.6cm" svg:y="2.64cm">
          <text:p/>
        </draw:rect>
        <draw:rect draw:style-name="gr1" draw:text-style-name="P1" draw:layer="layout" svg:width="0.323cm" svg:height="0.26cm" svg:x="6.778cm" svg:y="2.64cm">
          <text:p/>
        </draw:rect>
        <draw:rect draw:style-name="gr1" draw:text-style-name="P1" draw:layer="layout" svg:width="0.5cm" svg:height="0.26cm" svg:x="7.301cm" svg:y="2.64cm">
          <text:p/>
        </draw:rect>
        <draw:rect draw:style-name="gr1" draw:text-style-name="P1" draw:layer="layout" svg:width="0.323cm" svg:height="0.26cm" svg:x="7.479cm" svg:y="2.64cm">
          <text:p/>
        </draw:rect>
        <draw:frame draw:style-name="gr3" draw:text-style-name="P3" draw:layer="layout" svg:width="1.179cm" svg:height="0.977cm" svg:x="6.202cm" svg:y="2.802cm">
          <draw:text-box>
            <text:p text:style-name="P1"><text:span text:style-name="T1">из</text:span></text:p>
            <text:p text:style-name="P1"><text:span text:style-name="T1">секции</text:span><text:span text:style-name="T1"><text:line-break/></text:span><text:span text:style-name="T1">№ 1</text:span></text:p>
          </draw:text-box>
        </draw:frame>
        <draw:frame draw:style-name="gr3" draw:text-style-name="P3" draw:layer="layout" svg:width="1.179cm" svg:height="0.977cm" svg:x="7.003cm" svg:y="2.803cm">
          <draw:text-box>
            <text:p text:style-name="P1"><text:span text:style-name="T1">из</text:span></text:p>
            <text:p text:style-name="P1"><text:span text:style-name="T1">секции</text:span><text:span text:style-name="T1"><text:line-break/></text:span><text:span text:style-name="T1">№ 2</text:span></text:p>
          </draw:text-box>
        </draw:frame>
        <draw:custom-shape draw:style-name="gr5" draw:text-style-name="P1" draw:layer="layout" svg:width="0.165cm" svg:height="0.473cm" draw:transform="rotate (-1.57079632679579) translate (1.87cm 2.00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2" draw:layer="layout" svg:width="0.79cm" svg:height="0.493cm" svg:x="1.241cm" svg:y="2.043cm">
          <draw:text-box>
            <text:p><text:span text:style-name="T1">тег</text:span></text:p>
          </draw:text-box>
        </draw:frame>
        <draw:rect draw:style-name="gr1" draw:text-style-name="P1" draw:id="id1" draw:layer="layout" svg:width="0.175cm" svg:height="0.26cm" svg:x="6.603cm" svg:y="2.64cm">
          <text:p/>
        </draw:rect>
        <draw:rect draw:style-name="gr1" draw:text-style-name="P1" draw:id="id2" draw:layer="layout" svg:width="0.175cm" svg:height="0.26cm" svg:x="7.304cm" svg:y="2.64cm">
          <text:p/>
        </draw:rect>
        <draw:connector draw:style-name="gr9" draw:text-style-name="P1" draw:layer="layout" draw:type="curve" draw:line-skew="0.296cm" svg:x1="1.63cm" svg:y1="2.428cm" svg:x2="6.69cm" svg:y2="2.9cm" draw:end-shape="id1" draw:end-glue-point="2" svg:d="m1630 2428c0 1903 5060 1667 5060 472">
          <text:p/>
        </draw:connector>
        <draw:connector draw:style-name="gr9" draw:text-style-name="P1" draw:layer="layout" draw:type="curve" draw:line-skew="0.364cm" svg:x1="1.637cm" svg:y1="2.42cm" svg:x2="7.391cm" svg:y2="2.9cm" draw:end-shape="id2" draw:end-glue-point="2" svg:d="m1637 2420c0 2017 5754 1777 5754 480">
          <text:p/>
        </draw:connector>
        <draw:frame draw:style-name="gr3" draw:text-style-name="P3" draw:layer="layout" svg:width="3.685cm" svg:height="0.735cm" svg:x="3.102cm" svg:y="3.802cm">
          <draw:text-box>
            <text:p text:style-name="P1"><text:span text:style-name="T1">проверка наличия тега адреса</text:span></text:p>
            <text:p text:style-name="P1"><text:span text:style-name="T1">среди тегов выбранных записе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0T14:25:15.14</meta:creation-date>
    <dc:date>2009-08-20T14:50:25.26</dc:date>
    <dc:creator>Евгений Корныхин</dc:creator>
    <meta:editing-duration>PT00H09M54S</meta:editing-duration>
    <meta:editing-cycles>2</meta:editing-cycles>
    <meta:generator>OpenOffice.org/3.1$Win32 OpenOffice.org_project/310m11$Build-9399</meta:generator>
    <meta:printed-by>Евгений Корныхин</meta:printed-by>
    <meta:print-date>2009-08-20T14:45:02.60</meta:print-date>
    <meta:document-statistic meta:object-count="45"/>
  </office:meta>
</office:document-meta>
</file>